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Bandmeter – descripción de procesos –<text:s/></text:p>
      <text:p text:style-name="Normal"/>
      <text:p text:style-name="Normal"/>
      <text:p text:style-name="P2">Acceso a la plataforma:</text:p>
      <text:p text:style-name="Normal">El proceso de acceso a la plataforma se consigue con los pasos:</text:p>
      <text:p text:style-name="Normal"/>
      <text:p text:style-name="Normal">Registro de datos de usuario:</text:p>
      <text:p text:style-name="Normal"/>
      <text:p text:style-name="Normal">El formulario de registro se compone de los campos email y passwor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Fernández del Amo</meta:initial-creator>
    <dc:creator>Oscar Fernández del Amo</dc:creator>
    <meta:creation-date>2018-08-15T07:39:00Z</meta:creation-date>
    <dc:date>2018-08-15T07:42:00Z</dc:date>
    <meta:template xlink:href="Normal" xlink:type="simple"/>
    <meta:editing-cycles>2</meta:editing-cycles>
    <meta:editing-duration>PT180S</meta:editing-duration>
    <meta:document-statistic meta:page-count="1" meta:paragraph-count="1" meta:word-count="35" meta:character-count="228" meta:row-count="1" meta:non-whitespace-character-count="194"/>
  </office:meta>
</office:document-meta>
</file>